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 : TP : Atténuation du phénomène de moiré</text:p>
      <text:p text:style-name="Standard"/>
      <text:p text:style-name="Standard">binôme : Aurore Allart et Benjamin Ruytoor</text:p>
      <text:p text:style-name="Standard">date : 8 mars 2013</text:p>
      <text:p text:style-name="Standard"/>
      <text:p text:style-name="P2">Introduction</text:p>
      <text:p text:style-name="P5"><text:tab/>Dans ce TP, nous allons mettre en place une macro qui atténue le phénomène de moiré d'une image.</text:p>
      <text:p text:style-name="P5"/>
      <text:list xml:id="list36293123" text:style-name="L1">
        <text:list-item>
          <text:p text:style-name="P4">Question 1</text:p>
        </text:list-item>
      </text:list>
      <text:p text:style-name="P5"><text:tab/>Dans l'image sous-échantillonnée, la transformée de Fourier agit sur les bas fréquences, on ne distinguent que très peu les contours, ils ne sont pas nets.</text:p>
      <text:p text:style-name="P5"/>
      <text:list xml:id="list37595563" text:continue-numbering="true" text:style-name="L1">
        <text:list-item>
          <text:p text:style-name="P4">Question 2</text:p>
        </text:list-item>
      </text:list>
      <text:p text:style-name="P5"><text:tab/>La relation entre ses images est que 1024_moire_f2 + 1024_moire_f1 = 1024_moire. Cela s'explique parce que l'image f1 est l'image de base en hautes fréquences, c'est à dire qu'on distingue très bien les contours. L'image f2 est l'image de base en basses fréquences.</text:p>
      <text:p text:style-name="P5"/>
      <text:list xml:id="list37587041" text:continue-numbering="true" text:style-name="L1">
        <text:list-item>
          <text:p text:style-name="P4">Question 3</text:p>
        </text:list-item>
      </text:list>
      <text:p text:style-name="P5"><text:tab/>La fréquence spatiale w1 du motif cyclique de l'image f1 est 0,01 cycle/pixel (c/p).</text:p>
      <text:p text:style-name="P5"/>
      <text:list xml:id="list37596159" text:continue-numbering="true" text:style-name="L1">
        <text:list-item>
          <text:p text:style-name="P4">Question 4</text:p>
        </text:list-item>
      </text:list>
      <text:p text:style-name="P5"><text:tab/>La fréquence spatiale w2 du motif cyclique de l'image f2 est 0,1 c/p.</text:p>
      <text:p text:style-name="P5"/>
      <text:list xml:id="list37595414" text:continue-numbering="true" text:style-name="L1">
        <text:list-item>
          <text:p text:style-name="P4">Question 5</text:p>
        </text:list-item>
      </text:list>
      <text:p text:style-name="P5"><text:tab/>L'interprétation des 2 images sous-échantillonnées est la même que pour la question 2, l'image f2se + l'image f1se = l'image initiale sous-échantillonnée. On a donc une corrélation entre le sous-échantillonnage des images f, f1, f2 et les images de départ.</text:p>
      <text:p text:style-name="P5"/>
      <text:list xml:id="list37602422" text:continue-numbering="true" text:style-name="L1">
        <text:list-item>
          <text:p text:style-name="P4">Question 6</text:p>
        </text:list-item>
      </text:list>
      <text:p text:style-name="P5"><text:tab/>Sachant que la fréquence de départ est de 0,5 c/p, et qu'on fait un sous-échantillonnage d'un facteur 4, le phénomène de repliement se produira pour des valeurs de fréquence supérieures à 0.125 c/p.</text:p>
      <text:p text:style-name="P5"/>
      <text:list xml:id="list37591844" text:continue-numbering="true" text:style-name="L1">
        <text:list-item>
          <text:p text:style-name="P4">Question 7</text:p>
        </text:list-item>
      </text:list>
      <text:p text:style-name="P5"/>
      <text:p text:style-name="P5"/>
      <text:list xml:id="list37599901" text:continue-numbering="true" text:style-name="L1">
        <text:list-item>
          <text:p text:style-name="P4">Question 8</text:p>
        </text:list-item>
      </text:list>
      <text:p text:style-name="P6"/>
      <text:p text:style-name="P6"/>
      <text:list xml:id="list37607386" text:continue-numbering="true" text:style-name="L1">
        <text:list-item>
          <text:p text:style-name="P4">Question 9</text:p>
        </text:list-item>
      </text:list>
      <text:p text:style-name="P6"/>
      <text:p text:style-name="P5"/>
      <text:p text:style-name="P5"/>
      <text:p text:style-name="P3">Conclusion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6:11:14.99</meta:creation-date>
    <dc:date>2013-03-08T17:45:41.54</dc:date>
    <meta:editing-duration>PT1M5S</meta:editing-duration>
    <meta:editing-cycles>1</meta:editing-cycles>
    <meta:document-statistic meta:table-count="0" meta:image-count="0" meta:object-count="0" meta:page-count="1" meta:paragraph-count="21" meta:word-count="236" meta:character-count="1354" meta:non-whitespace-character-count="1141"/>
    <meta:generator>LibreOffice/3.5$Windows_x86 LibreOffice_project/3215f89-f603614-ab984f2-7348103-1225a5b</meta:generator>
  </office:meta>
</office:document-meta>
</file>